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025" officeooo:paragraph-rsid="001a5025"/>
    </style:style>
    <style:style style:name="P2" style:family="paragraph" style:parent-style-name="Standard" style:list-style-name="L1">
      <style:text-properties officeooo:rsid="001bd403" officeooo:paragraph-rsid="001bd4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 Many Questionnaires: Measuring Player Experience Whilst Playing Digital Games</text:p>
      <text:p text:style-name="P1"/>
      <text:p text:style-name="P1">Listing of all the current available questionnaires to measure engagement whilst playing digital games:</text:p>
      <text:p text:style-name="P1"/>
      <text:list xml:id="list6138864828048587916" text:style-name="L1">
        <text:list-item>
          <text:p text:style-name="P2">Flow Questionnaire. Components:</text:p>
          <text:list>
            <text:list-item>
              <text:p text:style-name="P2">Clear goals</text:p>
            </text:list-item>
            <text:list-item>
              <text:p text:style-name="P2">High concentration</text:p>
            </text:list-item>
            <text:list-item>
              <text:p text:style-name="P2">Reduced self-consciousness</text:p>
            </text:list-item>
            <text:list-item>
              <text:p text:style-name="P2">Distorted sense of time</text:p>
            </text:list-item>
            <text:list-item>
              <text:p text:style-name="P2">Direct and immediate feedback</text:p>
            </text:list-item>
            <text:list-item>
              <text:p text:style-name="P2">Balance between ability level and challenge</text:p>
            </text:list-item>
            <text:list-item>
              <text:p text:style-name="P2">A sense of personal control</text:p>
            </text:list-item>
            <text:list-item>
              <text:p text:style-name="P2">Intrinsically rewarding activity</text:p>
            </text:list-item>
          </text:list>
        </text:list-item>
        <text:list-item>
          <text:p text:style-name="P2">Presence Questionnaire. Components:</text:p>
          <text:list>
            <text:list-item>
              <text:p text:style-name="P2">Control factor</text:p>
            </text:list-item>
            <text:list-item>
              <text:p text:style-name="P2">Sensory factor</text:p>
            </text:list-item>
            <text:list-item>
              <text:p text:style-name="P2">Distraction</text:p>
            </text:list-item>
            <text:list-item>
              <text:p text:style-name="P2">Realism factor</text:p>
            </text:list-item>
          </text:list>
        </text:list-item>
        <text:list-item>
          <text:p text:style-name="P2">Immersive Experience Questionnaire (IEQ). Components:</text:p>
          <text:list>
            <text:list-item>
              <text:p text:style-name="P2">Emotional involvement</text:p>
            </text:list-item>
            <text:list-item>
              <text:p text:style-name="P2">Cognitive involvement</text:p>
            </text:list-item>
            <text:list-item>
              <text:p text:style-name="P2">Real world dissociation</text:p>
            </text:list-item>
            <text:list-item>
              <text:p text:style-name="P2">Challenge</text:p>
            </text:list-item>
            <text:list-item>
              <text:p text:style-name="P2">Control</text:p>
            </text:list-item>
          </text:list>
        </text:list-item>
        <text:list-item>
          <text:p text:style-name="P2">Game Flow Questionnaire. Components:</text:p>
          <text:list>
            <text:list-item>
              <text:p text:style-name="P2">Concentration</text:p>
            </text:list-item>
            <text:list-item>
              <text:p text:style-name="P2">A sense of challenge</text:p>
            </text:list-item>
            <text:list-item>
              <text:p text:style-name="P2">Player skills</text:p>
            </text:list-item>
            <text:list-item>
              <text:p text:style-name="P2">Control</text:p>
            </text:list-item>
            <text:list-item>
              <text:p text:style-name="P2">Clear goals</text:p>
            </text:list-item>
            <text:list-item>
              <text:p text:style-name="P2">Feedback</text:p>
            </text:list-item>
            <text:list-item>
              <text:p text:style-name="P2">Social interaction</text:p>
            </text:list-item>
            <text:list-item>
              <text:p text:style-name="P2">Immersion</text:p>
            </text:list-item>
          </text:list>
        </text:list-item>
        <text:list-item>
          <text:p text:style-name="P2">Game Engagement Questionnaire (GEQ). Components:</text:p>
          <text:list>
            <text:list-item>
              <text:p text:style-name="P2">Absorption</text:p>
            </text:list-item>
            <text:list-item>
              <text:p text:style-name="P2">Flow</text:p>
            </text:list-item>
            <text:list-item>
              <text:p text:style-name="P2">Presence</text:p>
            </text:list-item>
            <text:list-item>
              <text:p text:style-name="P2">Immersion</text:p>
            </text:list-item>
          </text:list>
        </text:list-item>
        <text:list-item>
          <text:p text:style-name="P2">Player Experience of Needs Satisfaction (PENS). Components:</text:p>
          <text:list>
            <text:list-item>
              <text:p text:style-name="P2">Competence</text:p>
            </text:list-item>
            <text:list-item>
              <text:p text:style-name="P2">Autonomy</text:p>
            </text:list-item>
            <text:list-item>
              <text:p text:style-name="P2">Relatedness</text:p>
            </text:list-item>
            <text:list-item>
              <text:p text:style-name="P2">Presence (Immersion)</text:p>
            </text:list-item>
          </text:list>
        </text:list-item>
        <text:list-item>
          <text:p text:style-name="P2">Social Presence in Gaming Questionnaire (SPGQ). Components:</text:p>
          <text:list>
            <text:list-item>
              <text:p text:style-name="P2">Psychological involvement (empathy)</text:p>
            </text:list-item>
            <text:list-item>
              <text:p text:style-name="P2">Psychological involvement (negative feelings)</text:p>
            </text:list-item>
            <text:list-item>
              <text:p text:style-name="P2">Behavioral engage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3:45:25.650000000</meta:creation-date>
    <dc:date>2017-03-28T14:34:50.483000000</dc:date>
    <meta:editing-duration>PT11S</meta:editing-duration>
    <meta:editing-cycles>1</meta:editing-cycles>
    <meta:document-statistic meta:table-count="0" meta:image-count="0" meta:object-count="0" meta:page-count="1" meta:paragraph-count="45" meta:word-count="177" meta:character-count="1171" meta:non-whitespace-character-count="1082"/>
    <meta:generator>LibreOffice/5.2.3.3$Windows_x86 LibreOffice_project/d54a8868f08a7b39642414cf2c8ef2f228f780cf</meta:generator>
  </office:meta>
</office:document-meta>
</file>